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45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56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1" fo:font-size="12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style:font-name="Fira Sans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1"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svg:x1="3.76cm" svg:y1="2.045cm" svg:x2="4.63cm" svg:y2="3.667cm" draw:start-shape="id1" draw:start-glue-point="2" draw:end-shape="id2" svg:d="M3760 2045v811h870v811" svg:viewBox="0 0 871 1623">
            <text:p/>
          </draw:connector>
          <draw:connector draw:style-name="gr1" draw:text-style-name="P1" xml:id="id6" draw:id="id6" draw:layer="layout" svg:x1="4.63cm" svg:y1="5.318cm" svg:x2="5.127cm" svg:y2="7.723cm" draw:start-shape="id2" draw:start-glue-point="2" draw:end-shape="id3" draw:end-glue-point="0" svg:d="M4630 5318v1203h497v1202" svg:viewBox="0 0 498 2406">
            <text:p/>
          </draw:connector>
          <draw:g xml:id="id5" draw:id="id5">
            <draw:line draw:style-name="gr2" draw:text-style-name="P2" draw:layer="layout" svg:x1="5.032cm" svg:y1="10.825cm" svg:x2="6.81cm" svg:y2="10.825cm">
              <text:p/>
            </draw:line>
            <draw:line draw:style-name="gr2" draw:text-style-name="P2" draw:layer="layout" svg:x1="5.378cm" svg:y1="10.987cm" svg:x2="6.521cm" svg:y2="10.987cm">
              <text:p/>
            </draw:line>
            <draw:line draw:style-name="gr2" draw:text-style-name="P2" draw:layer="layout" svg:x1="5.589cm" svg:y1="11.114cm" svg:x2="6.375cm" svg:y2="11.103cm">
              <text:p/>
            </draw:line>
          </draw:g>
          <draw:connector draw:style-name="gr1" draw:text-style-name="P1" draw:layer="layout" svg:x1="5.156cm" svg:y1="8.023cm" svg:x2="5.921cm" svg:y2="10.825cm" draw:start-shape="id4" draw:start-glue-point="0" draw:end-shape="id5" draw:end-glue-point="0" svg:d="M5156 8023v1401h765v1401" svg:viewBox="0 0 766 2803">
            <text:p/>
          </draw:connector>
          <draw:frame draw:style-name="gr3" draw:text-style-name="P3" xml:id="id1" draw:id="id1" draw:layer="layout" svg:width="1.397cm" svg:height="1.045cm" svg:x="3.062cm" svg:y="1cm">
            <draw:text-box>
              <text:p><text:span text:style-name="T1">v</text:span><text:span text:style-name="T2">in</text:span><text:span text:style-name="T3">(t)</text:span></text:p>
            </draw:text-box>
          </draw:frame>
          <draw:frame draw:style-name="gr4" draw:text-style-name="P3" xml:id="id7" draw:id="id7" draw:layer="layout" svg:width="1.621cm" svg:height="1.056cm" svg:x="8.523cm" svg:y="4.897cm">
            <draw:text-box>
              <text:p><text:span text:style-name="T1">v</text:span><text:span text:style-name="T2">out</text:span><text:span text:style-name="T3">(t)</text:span></text:p>
            </draw:text-box>
          </draw:frame>
          <draw:connector draw:style-name="gr1" draw:text-style-name="P1" draw:layer="layout" svg:x1="4.728cm" svg:y1="6.521cm" svg:x2="8.523cm" svg:y2="5.425cm" draw:start-shape="id6" draw:start-glue-point="0" draw:end-shape="id7" draw:end-glue-point="3" svg:d="M4728 6521h2097v-1096h1698" svg:viewBox="0 0 3796 1097">
            <text:p/>
          </draw:connector>
          <draw:frame draw:style-name="gr5" draw:text-style-name="P4" draw:layer="layout" svg:width="0.889cm" svg:height="1.016cm" svg:x="5.738cm" svg:y="7.421cm">
            <draw:text-box>
              <text:p><text:span text:style-name="T3">C</text:span></text:p>
            </draw:text-box>
          </draw:frame>
          <draw:line draw:style-name="gr2" draw:text-style-name="P2" xml:id="id3" draw:id="id3" draw:layer="layout" svg:x1="4.556cm" svg:y1="7.723cm" svg:x2="5.699cm" svg:y2="7.723cm">
            <text:p/>
          </draw:line>
          <draw:line draw:style-name="gr2" draw:text-style-name="P2" xml:id="id4" draw:id="id4" draw:layer="layout" svg:x1="4.585cm" svg:y1="8.023cm" svg:x2="5.728cm" svg:y2="8.023cm">
            <text:p/>
          </draw:line>
          <draw:g xml:id="id2" draw:id="id2">
            <draw:path draw:style-name="gr2" draw:text-style-name="P2" draw:layer="layout" svg:width="0.858cm" svg:height="0.342cm" draw:transform="skewX (-1.14668131856027) rotate (-2.90597320457056) translate (5.67577214864058cm 3.82337990084783cm)" svg:viewBox="0 0 859 343" svg:d="M0 343c1046 0 843-343 843-343">
              <text:p/>
            </draw:path>
            <draw:path draw:style-name="gr2" draw:text-style-name="P2" draw:layer="layout" svg:width="0.854cm" svg:height="0.342cm" draw:transform="skewX (-1.14493598930828) rotate (-2.90283161191697) translate (5.67221338266485cm 4.14597277834211cm)" svg:viewBox="0 0 855 343" svg:d="M0 343c1039 3 840-343 840-343">
              <text:p/>
            </draw:path>
            <draw:path draw:style-name="gr2" draw:text-style-name="P2" draw:layer="layout" svg:width="0.858cm" svg:height="0.342cm" draw:transform="skewX (-1.14668131856027) rotate (-2.90597320457056) translate (5.67577214864058cm 4.47228501033688cm)" svg:viewBox="0 0 859 343" svg:d="M0 343c1046 0 843-343 843-343">
              <text:p/>
            </draw:path>
            <draw:path draw:style-name="gr2" draw:text-style-name="P2" draw:layer="layout" svg:width="0.854cm" svg:height="0.342cm" draw:transform="skewX (-1.14493598930828) rotate (-2.90283161191697) translate (5.67221338266485cm 4.79487788783116cm)" svg:viewBox="0 0 855 343" svg:d="M0 343c1039 3 840-343 840-343">
              <text:p/>
            </draw:path>
            <draw:path draw:style-name="gr2" draw:text-style-name="P2" draw:layer="layout" svg:width="0.858cm" svg:height="0.342cm" draw:transform="skewX (-1.14668131856027) rotate (-2.90597320457056) translate (5.67577214864058cm 5.12119011982593cm)" svg:viewBox="0 0 859 343" svg:d="M0 343c1046 0 843-343 843-343">
              <text:p/>
            </draw:path>
          </draw:g>
          <draw:frame draw:style-name="gr5" draw:text-style-name="P4" draw:layer="layout" svg:width="0.889cm" svg:height="1.016cm" svg:x="4.839cm" svg:y="4.021cm">
            <draw:text-box>
              <text:p><text:span text:style-name="T3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07T11:09:06.358454953</meta:creation-date>
    <dc:date>2017-02-07T15:04:47.526115317</dc:date>
    <dc:creator>Jordan Hanson</dc:creator>
    <meta:editing-duration>PT20M34S</meta:editing-duration>
    <meta:editing-cycles>5</meta:editing-cycles>
    <meta:generator>LibreOffice/5.0.3.2$Linux_X86_64 LibreOffice_project/00m0$Build-2</meta:generator>
    <meta:document-statistic meta:object-count="21"/>
  </office:meta>
</office:document-meta>
</file>